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8c8" draw:textarea-horizontal-align="justify" draw:textarea-vertical-align="middle" draw:auto-grow-height="false" draw:shadow="visible" draw:shadow-offset-x="0.1cm" draw:shadow-offset-y="0.1cm" draw:shadow-color="#e6e6ff" draw:shadow-opacity="80%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draw:shadow="visible" draw:shadow-offset-x="0.1cm" draw:shadow-offset-y="0.1cm" draw:shadow-color="#e6e6ff" draw:shadow-opacity="80%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08cm" draw:shadow-offset-y="0.08cm" draw:shadow-color="#e6e6ff" draw:shadow-opacity="8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03cm" fo:padding-bottom="0.03cm" fo:padding-left="0.05cm" fo:padding-right="0.05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cm" fo:min-width="0cm" fo:padding-top="0.03cm" fo:padding-bottom="0.03cm" fo:padding-left="0.05cm" fo:padding-right="0.05cm"/>
    </style:style>
    <style:style style:name="gr8" style:family="graphic" style:parent-style-name="standard">
      <style:graphic-properties draw:fill="solid" draw:fill-color="#96ffb4" draw:textarea-horizontal-align="justify" draw:textarea-vertical-align="middle" draw:auto-grow-height="false" draw:shadow="visible" draw:shadow-offset-x="0.1cm" draw:shadow-offset-y="0.1cm" draw:shadow-color="#e6e6ff" draw:shadow-opacity="80%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cm" fo:min-width="0cm" fo:padding-top="0.03cm" fo:padding-bottom="0.03cm" fo:padding-left="0.05cm" fo:padding-right="0.05cm"/>
    </style:style>
    <style:style style:name="gr10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cm" fo:min-width="0cm" fo:padding-top="0.03cm" fo:padding-bottom="0.03cm" fo:padding-left="0.05cm" fo:padding-right="0.0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45cm" fo:min-width="0cm" fo:padding-top="0.03cm" fo:padding-bottom="0.03cm" fo:padding-left="0.05cm" fo:padding-right="0.05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draw:shadow="visible" draw:shadow-offset-x="0.1cm" draw:shadow-offset-y="0.1cm" draw:shadow-color="#e6e6ff" draw:shadow-opacity="80%"/>
    </style:style>
    <style:style style:name="gr14" style:family="graphic" style:parent-style-name="standard">
      <style:graphic-properties svg:stroke-color="#000000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82cm" fo:min-width="0cm" fo:padding-top="0.03cm" fo:padding-bottom="0.03cm" fo:padding-left="0.05cm" fo:padding-right="0.05cm"/>
    </style:style>
    <style:style style:name="gr16" style:family="graphic" style:parent-style-name="standard">
      <style:graphic-properties draw:fill-color="#e6e6e6" draw:textarea-horizontal-align="justify" draw:textarea-vertical-align="middle" draw:auto-grow-height="false" draw:shadow="visible" draw:shadow-offset-x="0.1cm" draw:shadow-offset-y="0.1cm" draw:shadow-color="#e6e6ff" draw:shadow-opacity="8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3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3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5cm" svg:x="10.79cm" svg:y="9.12cm">
          <text:p text:style-name="P1"><text:span text:style-name="T1">Specific</text:span><text:span text:style-name="T1"><text:line-break/></text:span><text:span text:style-name="T1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1.5cm" svg:x="3.52cm" svg:y="12.81cm">
          <text:p text:style-name="P1"><text:span text:style-name="T1">Specific</text:span><text:span text:style-name="T1"><text:line-break/></text:span><text:span text:style-name="T1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1.5cm" svg:x="1.77cm" svg:y="15.56cm">
          <text:p text:style-name="P1"><text:span text:style-name="T2">„</text:span><text:span text:style-name="T2">Determination </text:span><text:span text:style-name="T2"><text:line-break/></text:span><text:span text:style-name="T2">comment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3.07cm" svg:height="1.11cm" svg:x="15.98cm" svg:y="9.51cm">
          <text:p text:style-name="P1"><text:span text:style-name="T3">oa:Specific</text:span><text:span text:style-name="T3"><text:line-break/></text:span><text:span text:style-name="T3">Resour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7cm" svg:y1="14.23cm" svg:x2="3.94cm" svg:y2="15.5cm">
          <text:p/>
        </draw:line>
        <draw:frame draw:style-name="gr6" draw:text-style-name="P5" draw:layer="layout" svg:width="3.781cm" svg:height="0.535cm" svg:x="1.799cm" svg:y="14.488cm">
          <draw:text-box>
            <text:p><text:span text:style-name="T2">dcterms:description</text:span></text:p>
          </draw:text-box>
        </draw:frame>
        <draw:line draw:style-name="gr5" draw:text-style-name="P1" draw:layer="layout" svg:x1="14.22cm" svg:y1="9.87cm" svg:x2="15.89cm" svg:y2="9.87cm">
          <text:p/>
        </draw:line>
        <draw:frame draw:style-name="gr7" draw:text-style-name="P5" draw:layer="layout" svg:width="1.52cm" svg:height="0.58cm" svg:x="14.26cm" svg:y="9.16cm">
          <draw:text-box>
            <text:p><text:span text:style-name="T2">rdf:type</text:span></text:p>
          </draw:text-box>
        </draw:frame>
        <draw:custom-shape draw:style-name="gr4" draw:text-style-name="P4" draw:layer="layout" svg:width="3.5cm" svg:height="1.5cm" svg:x="5.61cm" svg:y="10.23cm">
          <text:p text:style-name="P1"><text:span text:style-name="T3">dctypes:</text:span><text:span text:style-name="T3"><text:line-break/></text:span><text:span text:style-name="T3">Datase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9cm" svg:y1="12.83cm" svg:x2="6.64cm" svg:y2="11.72cm">
          <text:p/>
        </draw:line>
        <draw:frame draw:style-name="gr6" draw:text-style-name="P5" draw:layer="layout" svg:width="1.52cm" svg:height="0.535cm" svg:x="5.45cm" svg:y="12.19cm">
          <draw:text-box>
            <text:p><text:span text:style-name="T2">rdf:type</text:span></text:p>
          </draw:text-box>
        </draw:frame>
        <draw:custom-shape draw:style-name="gr4" draw:text-style-name="P4" draw:layer="layout" svg:width="3.5cm" svg:height="1.5cm" svg:x="1.83cm" svg:y="10.2cm">
          <text:p text:style-name="P1"><text:span text:style-name="T3">oa:Specific</text:span><text:span text:style-name="T3"><text:line-break/></text:span><text:span text:style-name="T3">Resour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6cm" svg:y1="12.65cm" svg:x2="4.1cm" svg:y2="11.72cm">
          <text:p/>
        </draw:line>
        <draw:frame draw:style-name="gr6" draw:text-style-name="P5" draw:layer="layout" svg:width="1.52cm" svg:height="0.535cm" svg:x="3.76cm" svg:y="12.205cm">
          <draw:text-box>
            <text:p><text:span text:style-name="T2">rdf:type</text:span></text:p>
          </draw:text-box>
        </draw:frame>
        <draw:line draw:style-name="gr5" draw:text-style-name="P1" draw:layer="layout" svg:x1="13.85cm" svg:y1="10.42cm" svg:x2="16.29cm" svg:y2="14.02cm">
          <text:p/>
        </draw:line>
        <draw:frame draw:style-name="gr6" draw:text-style-name="P5" draw:layer="layout" svg:width="2.727cm" svg:height="0.535cm" svg:x="13.23cm" svg:y="11.055cm">
          <draw:text-box>
            <text:p><text:span text:style-name="T2">oa:hasSource</text:span></text:p>
          </draw:text-box>
        </draw:frame>
        <draw:custom-shape draw:style-name="gr8" draw:text-style-name="P2" draw:layer="layout" svg:width="3.5cm" svg:height="1.5cm" svg:x="10.43cm" svg:y="14.08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11cm" svg:y1="6.62cm" svg:x2="6.96cm" svg:y2="13.63cm">
          <text:p/>
        </draw:line>
        <draw:frame draw:style-name="gr9" draw:text-style-name="P5" draw:layer="layout" svg:width="2.35cm" svg:height="0.59cm" svg:x="7.95cm" svg:y="7.78cm">
          <draw:text-box>
            <text:p><text:span text:style-name="T2">oa:hasBody</text:span></text:p>
          </draw:text-box>
        </draw:frame>
        <draw:custom-shape draw:style-name="gr10" draw:text-style-name="P1" draw:layer="layout" svg:width="8.94cm" svg:height="7.44cm" svg:x="1.07cm" svg:y="9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2.37cm" svg:y1="10.66cm" svg:x2="11.34cm" svg:y2="14.07cm">
          <text:p/>
        </draw:line>
        <draw:frame draw:style-name="gr6" draw:text-style-name="P5" draw:layer="layout" svg:width="2.375cm" svg:height="0.535cm" svg:x="10.88cm" svg:y="11.555cm">
          <draw:text-box>
            <text:p><text:span text:style-name="T2">oa:hasState</text:span></text:p>
          </draw:text-box>
        </draw:frame>
        <draw:custom-shape draw:style-name="gr4" draw:text-style-name="P4" draw:layer="layout" svg:width="3cm" svg:height="0.91cm" svg:x="11.89cm" svg:y="12.45cm">
          <text:p text:style-name="P1"><text:span text:style-name="T3">oa:Stat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8cm" svg:y1="14.18cm" svg:x2="13.62cm" svg:y2="13.36cm">
          <text:p/>
        </draw:line>
        <draw:frame draw:style-name="gr11" draw:text-style-name="P5" draw:layer="layout" svg:width="1.52cm" svg:height="0.54cm" svg:x="13.407cm" svg:y="13.762cm">
          <draw:text-box>
            <text:p><text:span text:style-name="T2">rdf:type</text:span></text:p>
          </draw:text-box>
        </draw:frame>
        <draw:custom-shape draw:style-name="gr3" draw:text-style-name="P3" draw:layer="layout" svg:width="3.5cm" svg:height="1.5cm" svg:x="10.49cm" svg:y="16.69cm">
          <text:p text:style-name="P1"><text:span text:style-name="T2">„</text:span><text:span text:style-name="T2">2012-09-05</text:span><text:span text:style-name="T2"><text:line-break/></text:span><text:span text:style-name="T2">T16:55:01.920</text:span><text:span text:style-name="T2"><text:line-break/></text:span><text:span text:style-name="T2">+02:0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12.01cm" svg:y1="15.56cm" svg:x2="11.56cm" svg:y2="16.65cm">
          <text:p/>
        </draw:line>
        <draw:frame draw:style-name="gr6" draw:text-style-name="P5" draw:layer="layout" svg:width="1.711cm" svg:height="0.535cm" svg:x="10.42cm" svg:y="15.695cm">
          <draw:text-box>
            <text:p><text:span text:style-name="T2">oa:when</text:span></text:p>
          </draw:text-box>
        </draw:frame>
        <draw:custom-shape draw:style-name="gr3" draw:text-style-name="P3" draw:layer="layout" svg:width="4.04cm" svg:height="2.01cm" svg:x="14.18cm" svg:y="17.1cm">
          <text:p text:style-name="P1"><text:span text:style-name="T2">„</text:span><text:span text:style-name="T2">urn:annosys:BGBM:</text:span><text:span text:style-name="T2"><text:line-break/></text:span><text:span text:style-name="T2">Herbar:0001:</text:span><text:span text:style-name="T2"><text:line-break/></text:span><text:span text:style-name="T2">1346856901920:</text:span><text:span text:style-name="T2"><text:line-break/></text:span><text:span text:style-name="T2">abcd2.06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12.77cm" svg:y1="15.48cm" svg:x2="15.34cm" svg:y2="16.97cm">
          <text:p/>
        </draw:line>
        <draw:frame draw:style-name="gr6" draw:text-style-name="P5" draw:layer="layout" svg:width="3.412cm" svg:height="0.535cm" svg:x="12.698cm" svg:y="15.75cm">
          <draw:text-box>
            <text:p><text:span text:style-name="T2">oa:cachedSource</text:span></text:p>
          </draw:text-box>
        </draw:frame>
        <draw:custom-shape draw:style-name="gr1" draw:text-style-name="P6" draw:layer="layout" svg:width="3.5cm" svg:height="1.5cm" svg:x="16.03cm" svg:y="13.61cm">
          <text:p text:style-name="P1"><text:span text:style-name="T4">urn:guid:</text:span><text:span text:style-name="T4"><text:line-break/></text:span><text:span text:style-name="T4">BGBM:Herbar:</text:span><text:span text:style-name="T4"><text:line-break/></text:span><text:span text:style-name="T4">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5cm" svg:height="0.73cm" svg:x="16.13cm" svg:y="16.25cm">
          <text:p text:style-name="P1"><text:span text:style-name="T2">„</text:span><text:span text:style-name="T2">application/xml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17.77cm" svg:y1="15.1cm" svg:x2="17.77cm" svg:y2="16.24cm">
          <text:p/>
        </draw:line>
        <draw:frame draw:style-name="gr6" draw:text-style-name="P5" draw:layer="layout" svg:width="1.872cm" svg:height="0.535cm" svg:x="17.08cm" svg:y="15.19cm">
          <draw:text-box>
            <text:p><text:span text:style-name="T2">dc:format</text:span></text:p>
          </draw:text-box>
        </draw:frame>
        <draw:custom-shape draw:style-name="gr4" draw:text-style-name="P4" draw:layer="layout" svg:width="3.01cm" svg:height="1.27cm" svg:x="15.98cm" svg:y="11.07cm">
          <text:p text:style-name="P1"><text:span text:style-name="T3">dctypes:</text:span><text:span text:style-name="T3"><text:line-break/></text:span><text:span text:style-name="T3">Datase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9cm" svg:y1="13.54cm" svg:x2="17.74cm" svg:y2="12.38cm">
          <text:p/>
        </draw:line>
        <draw:frame draw:style-name="gr6" draw:text-style-name="P5" draw:layer="layout" svg:width="1.52cm" svg:height="0.535cm" svg:x="16.9cm" svg:y="12.905cm">
          <draw:text-box>
            <text:p><text:span text:style-name="T2">rdf:type</text:span></text:p>
          </draw:text-box>
        </draw:frame>
        <draw:custom-shape draw:style-name="gr3" draw:text-style-name="P3" draw:layer="layout" svg:width="3.5cm" svg:height="0.73cm" svg:x="5.84cm" svg:y="15.945cm">
          <text:p text:style-name="P1"><text:span text:style-name="T2">„</text:span><text:span text:style-name="T2">application/rdf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6.14cm" svg:y1="14.21cm" svg:x2="7.48cm" svg:y2="15.92cm">
          <text:p/>
        </draw:line>
        <draw:frame draw:style-name="gr12" draw:text-style-name="P5" draw:layer="layout" svg:width="1.872cm" svg:height="0.805cm" svg:x="5.97cm" svg:y="14.488cm">
          <draw:text-box>
            <text:p><text:span text:style-name="T2">dc:format</text:span></text:p>
          </draw:text-box>
        </draw:frame>
        <draw:custom-shape draw:style-name="gr10" draw:text-style-name="P1" draw:layer="layout" svg:width="9.51cm" svg:height="10.87cm" svg:x="10.24cm" svg:y="8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1.32cm" svg:y1="6.64cm" svg:x2="12.67cm" svg:y2="9.39cm">
          <text:p/>
        </draw:line>
        <draw:frame draw:style-name="gr9" draw:text-style-name="P5" draw:layer="layout" svg:width="2.562cm" svg:height="0.59cm" svg:x="10.91cm" svg:y="7.81cm">
          <draw:text-box>
            <text:p><text:span text:style-name="T2">oa:hasTarget</text:span></text:p>
          </draw:text-box>
        </draw:frame>
        <draw:custom-shape draw:style-name="gr13" draw:text-style-name="P2" draw:layer="layout" svg:width="3.5cm" svg:height="1.5cm" svg:x="9.07cm" svg:y="5.197cm">
          <text:p text:style-name="P1"><text:span text:style-name="T1">Anno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3cm" svg:height="1.3cm" svg:x="15.825cm" svg:y="5.197cm">
          <text:p text:style-name="P1"><text:span text:style-name="T3">oa:</text:span><text:span text:style-name="T3"><text:line-break/></text:span><text:span text:style-name="T3">Annotation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2.525cm" svg:y1="5.975cm" svg:x2="15.825cm" svg:y2="5.847cm" draw:end-shape="id1" draw:end-glue-point="3" svg:d="m12525 5975h1400v-128h1900">
          <text:p/>
        </draw:connector>
        <draw:frame draw:style-name="gr15" draw:text-style-name="P5" draw:layer="layout" svg:width="1.52cm" svg:height="0.742cm" svg:x="12.97cm" svg:y="5.43cm">
          <draw:text-box>
            <text:p><text:span text:style-name="T2">rdf:type</text:span></text:p>
          </draw:text-box>
        </draw:frame>
        <draw:custom-shape draw:style-name="gr16" draw:text-style-name="P2" draw:layer="layout" svg:width="3.5cm" svg:height="1.5cm" svg:x="15.825cm" svg:y="2.772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3.5cm" svg:height="1.5cm" svg:x="1.73cm" svg:y="2.772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4cm" svg:y1="5.297cm" svg:x2="15.95cm" svg:y2="3.79cm">
          <text:p/>
        </draw:line>
        <draw:frame draw:style-name="gr6" draw:text-style-name="P5" draw:layer="layout" svg:width="2.515cm" svg:height="0.535cm" svg:x="12.68cm" svg:y="4.392cm">
          <draw:text-box>
            <text:p><text:span text:style-name="T2">oa:generator</text:span></text:p>
          </draw:text-box>
        </draw:frame>
        <draw:line draw:style-name="gr5" draw:text-style-name="P1" draw:layer="layout" svg:x1="9.5cm" svg:y1="5.327cm" svg:x2="5.24cm" svg:y2="3.76cm">
          <text:p/>
        </draw:line>
        <draw:frame draw:style-name="gr6" draw:text-style-name="P5" draw:layer="layout" svg:width="2.494cm" svg:height="0.535cm" svg:x="6.466cm" svg:y="4.497cm">
          <draw:text-box>
            <text:p><text:span text:style-name="T2">oa:annotator</text:span></text:p>
          </draw:text-box>
        </draw:frame>
        <draw:custom-shape draw:style-name="gr3" draw:text-style-name="P3" draw:layer="layout" svg:width="2.95cm" svg:height="1.5cm" svg:x="5.56cm" svg:y="1.53cm">
          <text:p text:style-name="P1"><text:span text:style-name="T2">„</text:span><text:span text:style-name="T2">2012-09-05T</text:span><text:span text:style-name="T2"><text:line-break/></text:span><text:span text:style-name="T2">16:55:37.557</text:span><text:span text:style-name="T2"><text:line-break/></text:span><text:span text:style-name="T2">+02:0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9.87cm" svg:y1="5.167cm" svg:x2="7.17cm" svg:y2="3.05cm">
          <text:p/>
        </draw:line>
        <draw:frame draw:style-name="gr6" draw:text-style-name="P5" draw:layer="layout" svg:width="2.591cm" svg:height="0.535cm" svg:x="7.28cm" svg:y="3.56cm">
          <draw:text-box>
            <text:p><text:span text:style-name="T2">oa:annotated</text:span></text:p>
          </draw:text-box>
        </draw:frame>
        <draw:custom-shape draw:style-name="gr3" draw:text-style-name="P3" draw:layer="layout" svg:width="2.95cm" svg:height="1.5cm" svg:x="12.88cm" svg:y="1.53cm">
          <text:p text:style-name="P1"><text:span text:style-name="T2">„</text:span><text:span text:style-name="T2">2012-09-05T</text:span><text:span text:style-name="T2"><text:line-break/></text:span><text:span text:style-name="T2">16:55:01.920</text:span><text:span text:style-name="T2"><text:line-break/></text:span><text:span text:style-name="T2">+02:0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11.75cm" svg:y1="5.197cm" svg:x2="14.31cm" svg:y2="3cm">
          <text:p/>
        </draw:line>
        <draw:frame draw:style-name="gr6" draw:text-style-name="P5" draw:layer="layout" svg:width="2.612cm" svg:height="0.535cm" svg:x="12.21cm" svg:y="3.455cm">
          <draw:text-box>
            <text:p><text:span text:style-name="T2">oa:generated</text:span></text:p>
          </draw:text-box>
        </draw:frame>
        <draw:custom-shape draw:style-name="gr4" draw:text-style-name="P4" draw:layer="layout" svg:width="3.3cm" svg:height="1.35cm" svg:x="9.17cm" svg:y="1.68cm">
          <text:p text:style-name="P1"><text:span text:style-name="T3">annosys:</text:span><text:span text:style-name="T3"><text:line-break/></text:span><text:span text:style-name="T3">Determin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2cm" svg:y1="5.22cm" svg:x2="10.82cm" svg:y2="3.1cm">
          <text:p/>
        </draw:line>
        <draw:frame draw:style-name="gr6" draw:text-style-name="P5" draw:layer="layout" svg:width="1.52cm" svg:height="0.535cm" svg:x="10.16cm" svg:y="3.755cm">
          <draw:text-box>
            <text:p><text:span text:style-name="T2">rdf:type</text:span></text:p>
          </draw:text-box>
        </draw:frame>
        <draw:custom-shape draw:style-name="gr16" draw:text-style-name="P2" draw:layer="layout" svg:width="3.5cm" svg:height="1.5cm" svg:x="1.73cm" svg:y="5.197cm">
          <text:p text:style-name="P1"><text:span text:style-name="T1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97cm" svg:y1="5.947cm" svg:x2="5.19cm" svg:y2="5.99cm">
          <text:p/>
        </draw:line>
        <draw:frame draw:style-name="gr6" draw:text-style-name="P5" draw:layer="layout" svg:width="3.264cm" svg:height="0.535cm" svg:x="5.698cm" svg:y="5.667cm">
          <draw:text-box>
            <text:p><text:span text:style-name="T2">oa:modelVersion</text:span></text:p>
          </draw:text-box>
        </draw:frame>
        <draw:custom-shape draw:style-name="gr10" draw:text-style-name="P1" draw:layer="layout" svg:width="18.72cm" svg:height="6.14cm" svg:x="1.0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tz Suhrbier</meta:initial-creator>
    <meta:creation-date>2012-09-10T10:20:34</meta:creation-date>
    <meta:generator>LibreOffice/3.5$Linux_X86_64 LibreOffice_project/350m1$Build-2</meta:generator>
    <dc:date>2012-11-19T14:51:32</dc:date>
    <dc:creator>Lutz Suhrbier</dc:creator>
    <meta:editing-duration>PT1H39M2S</meta:editing-duration>
    <meta:editing-cycles>9</meta:editing-cycles>
    <meta:document-statistic meta:object-count="67"/>
  </office:meta>
</office:document-meta>
</file>